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478c9" officeooo:paragraph-rsid="000478c9"/>
    </style:style>
    <style:style style:name="P2" style:family="paragraph" style:parent-style-name="Standard">
      <style:paragraph-properties fo:text-align="start" style:justify-single-word="false"/>
      <style:text-properties fo:font-weight="bold" officeooo:rsid="000478c9" officeooo:paragraph-rsid="000478c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5263e" officeooo:paragraph-rsid="0005263e" style:font-weight-asian="bold" style:font-weight-complex="bold"/>
    </style:style>
    <style:style style:name="P4" style:family="paragraph" style:parent-style-name="Standard">
      <loext:graphic-properties draw:fill="solid" draw:fill-color="#2b2b2b"/>
      <style:paragraph-properties fo:text-align="start" style:justify-single-word="false" fo:background-color="#2b2b2b" fo:padding="0cm" fo:border="none" style:shadow="none"/>
      <style:text-properties fo:font-weight="bold" officeooo:rsid="0005263e" officeooo:paragraph-rsid="0005263e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478c9" officeooo:paragraph-rsid="000478c9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5263e" officeooo:paragraph-rsid="0005263e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05263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bold" officeooo:rsid="0005263e" style:font-style-asian="normal" style:font-weight-asian="bold" style:font-style-complex="normal" style:font-weight-complex="bold"/>
    </style:style>
    <style:style style:name="T4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 style:font-style-complex="normal"/>
    </style:style>
    <style:style style:name="T6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тудент группы ИС-23 Наврузалиев М.А</text:p>
      <text:p text:style-name="P2">Практическое задание №3</text:p>
      <text:p text:style-name="P2"/>
      <text:p text:style-name="P2"/>
      <text:p text:style-name="P2">Тема: <text:span text:style-name="T2">составление программ циклической структуры в IDE PyCharm Community.</text:span></text:p>
      <text:p text:style-name="P2"><text:span text:style-name="T2"/></text:p>
      <text:p text:style-name="P2"><text:span text:style-name="T1">Цель: </text:span><text:span text:style-name="T2">закрепить усвоенные знания, понятия, алгоритмы, основные принципы составления программ, приобрести навыки составления программ циклической структуры в IDE</text:span></text:p>
      <text:p text:style-name="P2"><text:span text:style-name="T2">PyCharm Community.</text:span></text:p>
      <text:p text:style-name="P2"><text:span text:style-name="T2"/></text:p>
      <text:p text:style-name="P2"><text:span text:style-name="T1">Постановка задачи.</text:span></text:p>
      <text:p text:style-name="P5"><text:span text:style-name="T1">1. Дано целое число N (&gt;0). Найти значения выражения 1.1- 1.2 + 1.3 - … (N слагаемых, знаки чередуются). Условный оператор не использовать.</text:span></text:p>
      <text:p text:style-name="P5"><text:span text:style-name="T1">2. Дано целое число N (&gt;0). С помощью операций деления нацело и взятия остатка от деления определить, имеется ли в записи числа N цифра «2». Если имеется, то вывести TRUE, если нет — вывести FALSE.</text:span></text:p>
      <text:p text:style-name="P5"><text:span text:style-name="T1"/></text:p>
      <text:p text:style-name="P3"><text:span text:style-name="T1">Тип алгоритма: </text:span><text:span text:style-name="T2">Циклический</text:span></text:p>
      <text:p text:style-name="P2"><text:span text:style-name="T2"/></text:p>
      <text:p text:style-name="P2"><text:span text:style-name="T2"/></text:p>
      <text:p text:style-name="P3"><text:span text:style-name="T1">Код программы: </text:span></text:p>
      <text:p text:style-name="P3"><text:span text:style-name="T1"/></text:p>
      <text:p text:style-name="P3"><text:span text:style-name="T1"/></text:p>
      <text:p text:style-name="P3"><text:span text:style-name="T1">1.</text:span></text:p>
      <text:p text:style-name="P4"><text:span text:style-name="T5">n = </text:span><text:span text:style-name="T6">int</text:span><text:span text:style-name="T4">(</text:span><text:span text:style-name="T6">input</text:span><text:span text:style-name="T4">(</text:span><text:span text:style-name="T7">"Введите число: "</text:span><text:span text:style-name="T4">))</text:span><text:line-break/><text:span text:style-name="T4">a = </text:span><text:span text:style-name="T8">0.0</text:span><text:line-break/><text:span text:style-name="T9">for </text:span><text:span text:style-name="T4">i </text:span><text:span text:style-name="T9">in </text:span><text:span text:style-name="T6">range</text:span><text:span text:style-name="T4">(</text:span><text:span text:style-name="T8">1</text:span><text:span text:style-name="T9">, </text:span><text:span text:style-name="T4">n + </text:span><text:span text:style-name="T8">1</text:span><text:span text:style-name="T4">):</text:span><text:line-break/><text:span text:style-name="T4"> <text:s text:c="3"/>b = (</text:span><text:span text:style-name="T8">1 </text:span><text:span text:style-name="T4">+ i * </text:span><text:span text:style-name="T8">0.1</text:span><text:span text:style-name="T4">) * (-</text:span><text:span text:style-name="T8">1</text:span><text:span text:style-name="T4">) ** (i + </text:span><text:span text:style-name="T8">1</text:span><text:span text:style-name="T4">)</text:span><text:line-break/><text:line-break/><text:span text:style-name="T4"> <text:s text:c="3"/>a += b</text:span><text:line-break/><text:line-break/><text:span text:style-name="T6">print</text:span><text:span text:style-name="T4">(a)</text:span><text:line-break/></text:p>
      <text:p text:style-name="P7"><text:span text:style-name="T3"><text:s/></text:span></text:p>
      <text:p text:style-name="P3"><text:span text:style-name="T1">2.</text:span></text:p>
      <text:p text:style-name="P4"><text:span text:style-name="T5">n = </text:span><text:span text:style-name="T6">int</text:span><text:span text:style-name="T4">(</text:span><text:span text:style-name="T6">input</text:span><text:span text:style-name="T4">(</text:span><text:span text:style-name="T7">"Введите число: "</text:span><text:span text:style-name="T4">))</text:span><text:line-break/><text:span text:style-name="T4">a = n</text:span><text:line-break/><text:span text:style-name="T4">i = </text:span><text:span text:style-name="T8">0</text:span><text:line-break/><text:line-break/><text:span text:style-name="T4">rezult = </text:span><text:span text:style-name="T9">False</text:span><text:line-break/><text:line-break/><text:span text:style-name="T9">while </text:span><text:span text:style-name="T4">a &gt;= </text:span><text:span text:style-name="T8">1</text:span><text:span text:style-name="T4">:</text:span><text:line-break/><text:span text:style-name="T4"> <text:s text:c="3"/>i += </text:span><text:span text:style-name="T8">1</text:span><text:line-break/><text:span text:style-name="T8"> <text:s text:c="3"/></text:span><text:span text:style-name="T4">r = a % </text:span><text:span text:style-name="T8">10</text:span><text:line-break/><text:span text:style-name="T8"> <text:s text:c="3"/></text:span><text:span text:style-name="T9">if </text:span><text:span text:style-name="T4">r == </text:span><text:span text:style-name="T8">2</text:span><text:span text:style-name="T4">:</text:span><text:line-break/><text:span text:style-name="T4"> <text:s text:c="7"/>rezult = </text:span><text:span text:style-name="T9">True</text:span><text:line-break/><text:span text:style-name="T9"> <text:s text:c="7"/>break</text:span><text:line-break/><text:span text:style-name="T9"> <text:s text:c="3"/></text:span><text:span text:style-name="T4">a = </text:span><text:span text:style-name="T6">int</text:span><text:span text:style-name="T4">(a / </text:span><text:span text:style-name="T8">10</text:span><text:span text:style-name="T4">)</text:span><text:line-break/><text:line-break/><text:span text:style-name="T6">print</text:span><text:span text:style-name="T4">(rezult)</text:span><text:line-break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oft-page-break/><text:span text:style-name="T1">Протокол работы программы.</text:span></text:p>
      <text:p text:style-name="P3"><text:span text:style-name="T1"/></text:p>
      <text:p text:style-name="P3"><text:span text:style-name="T1">1.</text:span></text:p>
      <text:p text:style-name="P6"><text:span text:style-name="T1">Введите число: 5</text:span></text:p>
      <text:p text:style-name="P6"><text:span text:style-name="T1">1.3000000000000003</text:span></text:p>
      <text:p text:style-name="P6"><text:span text:style-name="T1"/></text:p>
      <text:p text:style-name="P6"><text:span text:style-name="T1">Process finished with exit code 0</text:span></text:p>
      <text:p text:style-name="P6"><text:span text:style-name="T1"/></text:p>
      <text:p text:style-name="P3"><text:span text:style-name="T1">2.</text:span></text:p>
      <text:p text:style-name="P3"><text:span text:style-name="T2">Введите число: 34</text:span></text:p>
      <text:p text:style-name="P3"><text:span text:style-name="T2">False</text:span></text:p>
      <text:p text:style-name="P3"><text:span text:style-name="T2"/></text:p>
      <text:p text:style-name="P3"><text:span text:style-name="T2">Process finished with exit code 0</text:span></text:p>
      <text:p text:style-name="P3"><text:span text:style-name="T2"/></text:p>
      <text:p text:style-name="P3"><text:span text:style-name="T2">Введите число: 12</text:span></text:p>
      <text:p text:style-name="P3"><text:span text:style-name="T2">True</text:span></text:p>
      <text:p text:style-name="P3"><text:span text:style-name="T2"/></text:p>
      <text:p text:style-name="P3"><text:span text:style-name="T2">Process finished with exit code 0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5T15:57:23.528531723</meta:creation-date>
    <dc:date>2022-10-25T16:14:31.690554930</dc:date>
    <meta:editing-duration>PT4M48S</meta:editing-duration>
    <meta:editing-cycles>1</meta:editing-cycles>
    <meta:document-statistic meta:table-count="0" meta:image-count="0" meta:object-count="0" meta:page-count="2" meta:paragraph-count="27" meta:word-count="210" meta:character-count="1235" meta:non-whitespace-character-count="1001"/>
    <meta:generator>LibreOffice/7.3.6.2$Linux_X86_64 LibreOffice_project/30$Build-2</meta:generator>
  </office:meta>
</office:document-meta>
</file>